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<text:span text:style-name="T1">Ошибки преобразования типа при индексации объекта для поиск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ext:soft-page-break/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ext:soft-page-break/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ext:soft-page-break/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<text:soft-page-break/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oft-page-break/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text:soft-page-break/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ext:soft-page-break/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ext:soft-page-break/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<text:soft-page-break/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2-04T16:01:19.67</dc:date>
    <meta:editing-duration>P1DT10H24M17S</meta:editing-duration>
    <meta:editing-cycles>27</meta:editing-cycles>
    <meta:generator>OpenOffice.org/3.3$Win32 OpenOffice.org_project/330m20$Build-9567</meta:generator>
    <meta:document-statistic meta:table-count="17" meta:image-count="0" meta:object-count="0" meta:page-count="9" meta:paragraph-count="569" meta:word-count="2180" meta:character-count="16487"/>
  </office:meta>
</office:document-meta>
</file>